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9136" officeooo:paragraph-rsid="00071c51"/>
    </style:style>
    <style:style style:name="P3" style:family="paragraph" style:parent-style-name="Standard">
      <style:text-properties officeooo:rsid="00079136" officeooo:paragraph-rsid="00079136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8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f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b Divisional Office</text:p>
      <text:p text:style-name="P1">14, Darya Ganj, </text:p>
      <text:p text:style-name="P1">New Delhi – 110002</text:p>
      <text:p text:style-name="P1"/>
      <text:p text:style-name="P3"/>
      <text:p text:style-name="P3">August 10, 2016</text:p>
      <text:p text:style-name="P3"/>
      <text:p text:style-name="P4"/>
      <text:p text:style-name="P4">4317/3 Ansari Road</text:p>
      <text:p text:style-name="P4">Darya Ganj,</text:p>
      <text:p text:style-name="P4">New Delhi – 110002</text:p>
      <text:p text:style-name="P4"/>
      <text:p text:style-name="P4"/>
      <text:p text:style-name="P2"/>
      <text:p text:style-name="P2"/>
      <text:p text:style-name="P1"/>
      <text:p text:style-name="P1">Subject: Request for a ‘no <text:span text:style-name="T3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5"/>
      <text:p text:style-name="P5">Dear Sir/Ma’am</text:p>
      <text:p text:style-name="P5"/>
      <text:p text:style-name="P5"/>
      <text:p text:style-name="P5"/>
      <text:p text:style-name="P5">I am required to produce a “certificate attesting to the lack of any convictions for crimes or offences under common law” <text:note text:id="ftn0" text:note-class="footnote"><text:note-citation>1</text:note-citation><text:note-body><text:p text:style-name="P8">https://dofi.ibz.be/sites/dvzoe/EN/Application-guides/Pages/Higher_education_or_preparatory_year_Visa.aspx</text:p></text:note-body></text:note>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5"/>
      <text:p text:style-name="P6"/>
      <text:p text:style-name="P6"/>
      <text:p text:style-name="P6"/>
      <text:p text:style-name="P6"/>
      <text:p text:style-name="P6"/>
      <text:p text:style-name="P5"/>
      <text:p text:style-name="P6">Sincerel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ul Singh Arora</text:p>
      <text:p text:style-name="P6"/>
      <text:p text:style-name="P6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5:21.548833846</dc:date>
    <meta:editing-duration>PT11M2S</meta:editing-duration>
    <meta:editing-cycles>4</meta:editing-cycles>
    <meta:generator>LibreOffice/5.1.3.2$Linux_X86_64 LibreOffice_project/10m0$Build-2</meta:generator>
    <meta:document-statistic meta:table-count="0" meta:image-count="0" meta:object-count="0" meta:page-count="1" meta:paragraph-count="15" meta:word-count="124" meta:character-count="827" meta:non-whitespace-character-count="715"/>
  </office:meta>
</office:document-meta>
</file>